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Parlagreco_2010_01">
            <text:p>Parlagreco_2010_01</text:p>
          </table:table-cell>
          <table:table-cell office:value-type="float" office:value="42.23">
            <text:p>42.23</text:p>
          </table:table-cell>
          <table:table-cell office:value-type="float" office:value="14.54">
            <text:p>14.54</text:p>
          </table:table-cell>
          <table:table-cell office:value-type="float" office:value="10550.0">
            <text:p>10550.0</text:p>
          </table:table-cell>
          <table:table-cell office:value-type="float" office:value="60.0">
            <text:p>60.0</text:p>
          </table:table-cell>
          <table:table-cell office:value-type="string" office:value="Gastropod">
            <text:p>Gastropo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ParlagrecoEtal2010,VacchiEtal2016">
            <text:p>ParlagrecoEtal2010,VacchiEtal2016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SSAMS_ANU-6010">
            <text:p>SSAMS_ANU-6010</text:p>
          </table:table-cell>
          <table:table-cell office:value-type="float" office:value="42.45">
            <text:p>42.45</text:p>
          </table:table-cell>
          <table:table-cell office:value-type="float" office:value="14.22">
            <text:p>14.22</text:p>
          </table:table-cell>
          <table:table-cell office:value-type="float" office:value="4125.0">
            <text:p>4125.0</text:p>
          </table:table-cell>
          <table:table-cell office:value-type="float" office:value="35.0">
            <text:p>35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6.4">
            <text:p>-6.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ParlagrecoEtal2011,VacchiEtal2016">
            <text:p>ParlagrecoEtal2011,VacchiEtal2016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SSAMS_ANU-6011">
            <text:p>SSAMS_ANU-6011</text:p>
          </table:table-cell>
          <table:table-cell office:value-type="float" office:value="42.45">
            <text:p>42.45</text:p>
          </table:table-cell>
          <table:table-cell office:value-type="float" office:value="14.22">
            <text:p>14.22</text:p>
          </table:table-cell>
          <table:table-cell office:value-type="float" office:value="6400.0">
            <text:p>640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4">
            <text:p>-7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lagrecoEtal2011,VacchiEtal2016">
            <text:p>ParlagrecoEtal2011,VacchiEtal2016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SSAMS_ANU-6012">
            <text:p>SSAMS_ANU-6012</text:p>
          </table:table-cell>
          <table:table-cell office:value-type="float" office:value="42.45">
            <text:p>42.45</text:p>
          </table:table-cell>
          <table:table-cell office:value-type="float" office:value="14.22">
            <text:p>14.22</text:p>
          </table:table-cell>
          <table:table-cell office:value-type="float" office:value="6870.0">
            <text:p>6870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8.0">
            <text:p>-8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lagrecoEtal2011,VacchiEtal2016">
            <text:p>ParlagrecoEtal2011,VacchiEtal2016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SSAMS_ANU-6013">
            <text:p>SSAMS_ANU-6013</text:p>
          </table:table-cell>
          <table:table-cell office:value-type="float" office:value="42.45">
            <text:p>42.45</text:p>
          </table:table-cell>
          <table:table-cell office:value-type="float" office:value="14.22">
            <text:p>14.22</text:p>
          </table:table-cell>
          <table:table-cell office:value-type="float" office:value="6860.0">
            <text:p>6860.0</text:p>
          </table:table-cell>
          <table:table-cell office:value-type="float" office:value="40.0">
            <text:p>40.0</text:p>
          </table:table-cell>
          <table:table-cell office:value-type="string" office:value="Shell (H. ventrosa, B. tentaculata, A. lacustris)">
            <text:p>Shell (H. ventrosa, B. tentaculata, A. lacustris)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1.0">
            <text:p>-1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ParlagrecoEtal2011,VacchiEtal2016">
            <text:p>ParlagrecoEtal2011,VacchiEtal2016</text:p>
          </table:table-cell>
        </table:table-row>
        <table:table-row>
          <table:table-cell office:value-type="string" office:value="Abruzzo">
            <text:p>Abruzzo</text:p>
          </table:table-cell>
          <table:table-cell office:value-type="string" office:value="radiocarbon">
            <text:p>radiocarbon</text:p>
          </table:table-cell>
          <table:table-cell office:value-type="string" office:value="SSAMS_ANU-6009">
            <text:p>SSAMS_ANU-6009</text:p>
          </table:table-cell>
          <table:table-cell office:value-type="float" office:value="42.45">
            <text:p>42.45</text:p>
          </table:table-cell>
          <table:table-cell office:value-type="float" office:value="14.22">
            <text:p>14.22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ParlagrecoEtal2011,VacchiEtal2016">
            <text:p>ParlagrecoEtal2011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